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701in" table:align="left" style:may-break-between-rows="true" table:border-model="collapsing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3.8125in"/>
    </style:style>
    <style:style style:name="Table1.D" style:family="table-column">
      <style:table-column-properties style:column-width="1.457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b3a" officeooo:paragraph-rsid="000a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b3a" officeooo:paragraph-rsid="000a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b3a" officeooo:paragraph-rsid="000a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eda" officeooo:paragraph-rsid="000c3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eda" officeooo:paragraph-rsid="000c3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eda" officeooo:paragraph-rsid="00104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1b3" officeooo:paragraph-rsid="00104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8ef" officeooo:paragraph-rsid="000c9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bb3a"/>
    </style:style>
    <style:style style:name="T2" style:family="text">
      <style:text-properties officeooo:rsid="001041b3"/>
    </style:style>
    <style:style style:name="T3" style:family="text">
      <style:text-properties officeooo:rsid="001166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№ шаг</text:p>
          </table:table-cell>
          <table:table-cell table:style-name="Table1.A1" office:value-type="string">
            <text:p text:style-name="P1">Сравниваемые термы; результат; подстановка</text:p>
          </table:table-cell>
          <table:table-cell table:style-name="Table1.A1" office:value-type="string">
            <text:p text:style-name="P1">Дальнейшие действия</text:p>
          </table:table-cell>
          <table:table-cell table:style-name="Table1.D1" office:value-type="string">
            <text:p text:style-name="P4">Резольвента</text:p>
          </table:table-cell>
        </table:table-row>
        <table:table-row table:style-name="TableLine94658977918416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T1=grandmothermline(<text:span text:style-name="T2">ivan</text:span>, <text:span text:style-name="T2">GM</text:span>)</text:p>
            <text:p text:style-name="P2">T2=grandmothermline(<text:span text:style-name="T2">X, Y</text:span>)</text:p>
            <text:p text:style-name="P2">унифицированы</text:p>
            <text:p text:style-name="P2">theta={<text:span text:style-name="T2">X=ivan, Y=GM</text:span>}</text:p>
          </table:table-cell>
          <table:table-cell table:style-name="Table1.A2" office:value-type="string">
            <text:p text:style-name="P2">Прямой ход, замена терма вопроса в резольвенте на тело правила.</text:p>
          </table:table-cell>
          <table:table-cell table:style-name="Table1.D2" office:value-type="string">
            <text:p text:style-name="P7">mother(ivan, Z)</text:p>
            <text:p text:style-name="P7">mother(Z, GM)</text:p>
          </table:table-cell>
        </table:table-row>
        <table:table-row table:style-name="TableLine94658977920048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T1=<text:span text:style-name="T2">mother(ivan, Z)</text:span></text:p>
            <text:p text:style-name="P2">T2=<text:span text:style-name="T2">mother(ivan, nastya)</text:span></text:p>
            <text:p text:style-name="P2">унифицированы</text:p>
            <text:p text:style-name="P2">theta={<text:span text:style-name="T2">Z=nastya</text:span>}</text:p>
          </table:table-cell>
          <table:table-cell table:style-name="Table1.A2" office:value-type="string">
            <text:p text:style-name="P7">Подобран факт. Удаление терма из резольвенты.</text:p>
          </table:table-cell>
          <table:table-cell table:style-name="Table1.D2" office:value-type="string">
            <text:p text:style-name="P7">mother(nastya, GM)</text:p>
          </table:table-cell>
        </table:table-row>
        <table:table-row table:style-name="Table1.1">
          <table:table-cell table:style-name="Table1.A2" office:value-type="string">
            <text:p text:style-name="P2">3-<text:span text:style-name="T2">4</text:span></text:p>
          </table:table-cell>
          <table:table-cell table:style-name="Table1.A2" office:value-type="string">
            <text:p text:style-name="P2">T1=<text:span text:style-name="T2">mother(nastya, GM)</text:span></text:p>
            <text:p text:style-name="P2">T2=<text:span text:style-name="T2">mother(ivan, nastya)</text:span></text:p>
            <text:p text:style-name="P2"><text:span text:style-name="T2">не </text:span>унифицированы</text:p>
          </table:table-cell>
          <table:table-cell table:style-name="Table1.A2" office:value-type="string">
            <text:p text:style-name="P6">Переход к следующему правилу в базе знаний.</text:p>
          </table:table-cell>
          <table:table-cell table:style-name="Table1.D2" office:value-type="string">
            <text:p text:style-name="P7">mother(nastya, GM)</text:p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5">T1=<text:span text:style-name="T2">mother(nastya, GM)</text:span></text:p>
            <text:p text:style-name="P5">T2=<text:span text:style-name="T2">mother</text:span><text:span text:style-name="T1">(</text:span><text:span text:style-name="T2">nastya, masha</text:span><text:span text:style-name="T1">)</text:span></text:p>
            <text:p text:style-name="P5">унифицированы</text:p>
            <text:p text:style-name="P7">theta={GM=masha}</text:p>
          </table:table-cell>
          <table:table-cell table:style-name="Table1.A2" office:value-type="string">
            <text:p text:style-name="P8">Подобран факт. Вывод найденного решения. <text:span text:style-name="T3">Отсечение дерева поиска, поиска других рещений не происходит. Завершение работы.</text:span></text:p>
          </table:table-cell>
          <table:table-cell table:style-name="Table1.D2" office:value-type="string">
            <text:p text:style-name="P7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3.7098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0:55:19.528646344</meta:creation-date>
    <dc:date>2022-04-27T13:09:46.845944133</dc:date>
    <meta:editing-duration>PT25M12S</meta:editing-duration>
    <meta:editing-cycles>6</meta:editing-cycles>
    <meta:generator>LibreOffice/7.2.6.2$Linux_X86_64 LibreOffice_project/20$Build-2</meta:generator>
    <meta:document-statistic meta:table-count="1" meta:image-count="0" meta:object-count="0" meta:page-count="2" meta:paragraph-count="31" meta:word-count="84" meta:character-count="710" meta:non-whitespace-character-count="657"/>
  </office:meta>
</office:document-meta>
</file>